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21811.842999278" calcext:value-type="float">
            <text:p><text:s/>721,812 <text:s/></text:p>
          </table:table-cell>
          <table:table-cell table:style-name="ce41" office:value-type="float" office:value="9104.52930406908" calcext:value-type="float">
            <text:p><text:s/>9,105 <text:s/></text:p>
          </table:table-cell>
          <table:table-cell table:style-name="ce41" office:value-type="float" office:value="712707.313695209" calcext:value-type="float">
            <text:p><text:s/>712,707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658107.879" calcext:value-type="float">
            <text:p><text:s/>10,658,108 <text:s/></text:p>
          </table:table-cell>
          <table:table-cell table:style-name="ce42" office:value-type="float" office:value="3205615.248" calcext:value-type="float">
            <text:p><text:s/>3,205,615 <text:s/></text:p>
          </table:table-cell>
          <table:table-cell table:style-name="ce42" office:value-type="float" office:value="7447936.331" calcext:value-type="float">
            <text:p><text:s/>7,447,9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56.3" calcext:value-type="float">
            <text:p><text:s/>4,5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495.2" calcext:value-type="float">
            <text:p><text:s/>1,4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95.2" calcext:value-type="float">
            <text:p><text:s/>1,4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114141.68125928" calcext:value-type="float">
            <text:p><text:s/>1,114,142 <text:s/></text:p>
          </table:table-cell>
          <table:table-cell table:style-name="ce42" office:value-type="float" office:value="255712.711304069" calcext:value-type="float">
            <text:p><text:s/>255,713 <text:s/></text:p>
          </table:table-cell>
          <table:table-cell table:style-name="ce42" office:value-type="float" office:value="777938.453695209" calcext:value-type="float">
            <text:p><text:s/>777,9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490.51626" calcext:value-type="float">
            <text:p><text:s/>80,4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64282.84074" calcext:value-type="float">
            <text:p><text:s/>10,264,283 <text:s/></text:p>
          </table:table-cell>
          <table:table-cell table:style-name="ce43" office:value-type="float" office:value="2959007.066" calcext:value-type="float">
            <text:p><text:s/>2,959,007 <text:s/></text:p>
          </table:table-cell>
          <table:table-cell table:style-name="ce43" office:value-type="float" office:value="7382705.191" calcext:value-type="float">
            <text:p><text:s/>7,382,70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77429.41626" calcext:value-type="float">
            <text:p><text:s/>-77,42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982701.20871399" calcext:value-type="float">
            <text:p><text:s/>9,982,701 <text:s/></text:p>
          </table:table-cell>
          <table:table-cell table:style-name="ce42" office:value-type="float" office:value="2959007.066" calcext:value-type="float">
            <text:p><text:s/>2,959,007 <text:s/></text:p>
          </table:table-cell>
          <table:table-cell table:style-name="ce42" office:value-type="float" office:value="4757250.554" calcext:value-type="float">
            <text:p><text:s/>4,757,2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40152.45386" calcext:value-type="float">
            <text:p><text:s/>1,840,1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966946.466" calcext:value-type="float">
            <text:p><text:s/>2,966,946 <text:s/></text:p>
          </table:table-cell>
          <table:table-cell table:style-name="ce42" office:value-type="float" office:value="2959007.066" calcext:value-type="float">
            <text:p><text:s/>2,959,0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39.4" calcext:value-type="float">
            <text:p><text:s/>7,9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886870.81186" calcext:value-type="float">
            <text:p><text:s/>1,886,8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657.758" calcext:value-type="float">
            <text:p><text:s/>54,6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2213.05386" calcext:value-type="float">
            <text:p><text:s/>1,832,2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702592.796" calcext:value-type="float">
            <text:p><text:s/>4,702,5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2592.796" calcext:value-type="float">
            <text:p><text:s/>4,702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26291.13485399" calcext:value-type="float">
            <text:p><text:s/>426,29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688136.4485" calcext:value-type="float">
            <text:p><text:s/>3,688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77041.9" calcext:value-type="float">
            <text:p><text:s/>2,277,0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688136.4485" calcext:value-type="float">
            <text:p><text:s/>3,688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77041.9" calcext:value-type="float">
            <text:p><text:s/>2,277,0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40229.3545" calcext:value-type="float">
            <text:p><text:s/>540,2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6.862" calcext:value-type="float">
            <text:p><text:s/>2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15" calcext:value-type="float">
            <text:p><text:s/>3,1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206.861" calcext:value-type="float">
            <text:p><text:s/>1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6.861" calcext:value-type="float">
            <text:p><text:s/>1,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3921.896" calcext:value-type="float">
            <text:p><text:s/>283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0.001" calcext:value-type="float">
            <text:p><text:s/>1,3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15" calcext:value-type="float">
            <text:p><text:s/>3,1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55100.5975" calcext:value-type="float">
            <text:p><text:s/>255,10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9827.38934" calcext:value-type="float">
            <text:p><text:s/>29,82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78.78374" calcext:value-type="float">
            <text:p><text:s/>1,47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99661.33668601" calcext:value-type="float">
            <text:p><text:s/>3,399,6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22887.775" calcext:value-type="float">
            <text:p><text:s/>2,622,8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54866.24614" calcext:value-type="float">
            <text:p><text:s/>354,86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399661.33668601" calcext:value-type="float">
            <text:p><text:s/>3,399,6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22887.775" calcext:value-type="float">
            <text:p><text:s/>2,622,8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54866.24614" calcext:value-type="float">
            <text:p><text:s/>354,86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380519.42568601" calcext:value-type="float">
            <text:p><text:s/>3,380,5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03745.864" calcext:value-type="float">
            <text:p><text:s/>2,603,7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4866.24614" calcext:value-type="float">
            <text:p><text:s/>354,8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192.279" calcext:value-type="float">
            <text:p><text:s/>7,1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92.279" calcext:value-type="float">
            <text:p><text:s/>7,1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071.168" calcext:value-type="float">
            <text:p><text:s/>4,0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1.168" calcext:value-type="float">
            <text:p><text:s/>4,0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6951.88" calcext:value-type="float">
            <text:p><text:s/>26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51.88" calcext:value-type="float">
            <text:p><text:s/>26,9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61.975" calcext:value-type="float">
            <text:p><text:s/>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.975" calcext:value-type="float">
            <text:p><text:s/>1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64619.344" calcext:value-type="float">
            <text:p><text:s/>164,6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619.344" calcext:value-type="float">
            <text:p><text:s/>164,6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47912.249" calcext:value-type="float">
            <text:p><text:s/>747,9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7905.949" calcext:value-type="float">
            <text:p><text:s/>747,9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3" calcext:value-type="float">
            <text:p><text:s/>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9566.912" calcext:value-type="float">
            <text:p><text:s/>89,5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566.912" calcext:value-type="float">
            <text:p><text:s/>89,5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2766.336" calcext:value-type="float">
            <text:p>( 32,76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2766.336" calcext:value-type="float">
            <text:p>( 32,7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6800.576" calcext:value-type="float">
            <text:p>( 56,80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6800.576" calcext:value-type="float">
            <text:p>( 56,8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62821.123" calcext:value-type="float">
            <text:p><text:s/>362,8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2814.823" calcext:value-type="float">
            <text:p><text:s/>362,8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3" calcext:value-type="float">
            <text:p><text:s/>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84342.049" calcext:value-type="float">
            <text:p><text:s/>284,3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342.049" calcext:value-type="float">
            <text:p><text:s/>284,3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182.165" calcext:value-type="float">
            <text:p><text:s/>11,182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182.165" calcext:value-type="float">
            <text:p><text:s/>11,18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629.174" calcext:value-type="float">
            <text:p><text:s/>1,6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9.174" calcext:value-type="float">
            <text:p><text:s/>1,6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34494.12" calcext:value-type="float">
            <text:p><text:s/>1,634,4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2552.12" calcext:value-type="float">
            <text:p><text:s/>1,622,5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42" calcext:value-type="float">
            <text:p><text:s/>11,9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64797.873" calcext:value-type="float">
            <text:p><text:s/>1,364,7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4797.873" calcext:value-type="float">
            <text:p><text:s/>1,364,7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9696.247" calcext:value-type="float">
            <text:p><text:s/>269,6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754.247" calcext:value-type="float">
            <text:p><text:s/>257,7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42" calcext:value-type="float">
            <text:p><text:s/>11,9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84245.26768601" calcext:value-type="float">
            <text:p><text:s/>784,2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90.706" calcext:value-type="float">
            <text:p><text:s/>28,5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3747.24614" calcext:value-type="float">
            <text:p><text:s/>333,7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72631.56768601" calcext:value-type="float">
            <text:p><text:s/>772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90.706" calcext:value-type="float">
            <text:p><text:s/>28,5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2133.54614" calcext:value-type="float">
            <text:p><text:s/>322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613.7" calcext:value-type="float">
            <text:p><text:s/>11,6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613.7" calcext:value-type="float">
            <text:p><text:s/>11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520.269" calcext:value-type="float">
            <text:p><text:s/>8,52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1.269" calcext:value-type="float">
            <text:p><text:s/>7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449" calcext:value-type="float">
            <text:p><text:s/>8,449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21.7" calcext:value-type="float">
            <text:p><text:s/>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21.7" calcext:value-type="float">
            <text:p><text:s/>7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.123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.123" calcext:value-type="float">
            <text:p><text:s/>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.123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.123" calcext:value-type="float">
            <text:p><text:s/>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9016.454" calcext:value-type="float">
            <text:p><text:s/>19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16.454" calcext:value-type="float">
            <text:p><text:s/>19,0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1.334" calcext:value-type="float">
            <text:p><text:s/>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.334" calcext:value-type="float">
            <text:p><text:s/>1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8895.12" calcext:value-type="float">
            <text:p><text:s/>18,89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895.12" calcext:value-type="float">
            <text:p><text:s/>18,8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21.334" calcext:value-type="float">
            <text:p><text:s/>12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1.334" calcext:value-type="float">
            <text:p><text:s/>12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25834.4" calcext:value-type="float">
            <text:p><text:s/>125,834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79787.566" calcext:value-type="float">
            <text:p><text:s/>24,479,788 <text:s/></text:p>
          </table:table-cell>
          <table:table-cell table:style-name="ce42" office:value-type="float" office:value="19200717" calcext:value-type="float">
            <text:p><text:s/>19,200,7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697.846" calcext:value-type="float">
            <text:p><text:s/>890,6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8549.112792079" calcext:value-type="float">
            <text:p><text:s/>988,5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760.2" calcext:value-type="float">
            <text:p><text:s/>1,176,7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3481.28" calcext:value-type="float">
            <text:p><text:s/>433,4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10.0894790557" calcext:value-type="float">
            <text:p><text:s/>70,810 <text:s/></text:p>
          </table:table-cell>
          <table:table-cell table:style-name="ce42" office:value-type="float" office:value="311976" calcext:value-type="float">
            <text:p><text:s/>311,9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7.044" calcext:value-type="float">
            <text:p><text:s/>3,8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936021.2837289" calcext:value-type="float">
            <text:p><text:s/>21,936,021 <text:s/></text:p>
          </table:table-cell>
          <table:table-cell table:style-name="ce43" office:value-type="float" office:value="19014575.4" calcext:value-type="float">
            <text:p><text:s/>19,014,57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86850.802" calcext:value-type="float">
            <text:p><text:s/>886,8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0974.49526154" calcext:value-type="float">
            <text:p><text:s/>2,900,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36.2268" calcext:value-type="float">
            <text:p><text:s/>5,43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9381.263744" calcext:value-type="float">
            <text:p><text:s/>169,381 <text:s/></text:p>
          </table:table-cell>
          <table:table-cell table:style-name="ce42" office:value-type="float" office:value="215544.6840666" calcext:value-type="float">
            <text:p><text:s/>215,545 <text:s/></text:p>
          </table:table-cell>
          <table:table-cell table:style-name="ce42" office:value-type="float" office:value="41365.18704339" calcext:value-type="float">
            <text:p><text:s/>41,365 <text:s/></text:p>
          </table:table-cell>
          <table:table-cell table:style-name="ce42" office:value-type="float" office:value="22598470.36" calcext:value-type="float">
            <text:p><text:s/>22,598,470 <text:s/></text:p>
          </table:table-cell>
          <table:table-cell table:style-name="ce42" office:value-type="float" office:value="19014575.4" calcext:value-type="float">
            <text:p><text:s/>19,014,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28843.72" calcext:value-type="float">
            <text:p><text:s/>19,028,844 <text:s/></text:p>
          </table:table-cell>
          <table:table-cell table:style-name="ce42" office:value-type="float" office:value="19014575.4" calcext:value-type="float">
            <text:p><text:s/>19,014,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69626.64" calcext:value-type="float">
            <text:p><text:s/>3,569,6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9381.263744" calcext:value-type="float">
            <text:p><text:s/>169,381 <text:s/></text:p>
          </table:table-cell>
          <table:table-cell table:style-name="ce43" office:value-type="float" office:value="215544.6840666" calcext:value-type="float">
            <text:p><text:s/>215,545 <text:s/></text:p>
          </table:table-cell>
          <table:table-cell table:style-name="ce43" office:value-type="float" office:value="41365.18704339" calcext:value-type="float">
            <text:p><text:s/>41,36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98990.14" calcext:value-type="float">
            <text:p><text:s/>598,990 <text:s/></text:p>
          </table:table-cell>
          <table:table-cell table:style-name="ce42" office:value-type="float" office:value="715076.208" calcext:value-type="float">
            <text:p><text:s/>715,076 <text:s/></text:p>
          </table:table-cell>
          <table:table-cell table:style-name="ce42" office:value-type="float" office:value="97028.2005" calcext:value-type="float">
            <text:p><text:s/>97,028 <text:s/></text:p>
          </table:table-cell>
          <table:table-cell table:style-name="ce42" office:value-type="float" office:value="22306168.349301" calcext:value-type="float">
            <text:p><text:s/>22,306,1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4081" calcext:value-type="float">
            <text:p><text:s/>954,081 <text:s/></text:p>
          </table:table-cell>
          <table:table-cell table:style-name="ce42" office:value-type="float" office:value="490234.4964" calcext:value-type="float">
            <text:p><text:s/>490,2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98990.14" calcext:value-type="float">
            <text:p><text:s/>598,990 <text:s/></text:p>
          </table:table-cell>
          <table:table-cell table:style-name="ce42" office:value-type="float" office:value="715076.208" calcext:value-type="float">
            <text:p><text:s/>715,076 <text:s/></text:p>
          </table:table-cell>
          <table:table-cell table:style-name="ce42" office:value-type="float" office:value="97028.2005" calcext:value-type="float">
            <text:p><text:s/>97,028 <text:s/></text:p>
          </table:table-cell>
          <table:table-cell table:style-name="ce42" office:value-type="float" office:value="19852254.8724378" calcext:value-type="float">
            <text:p><text:s/>19,852,2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4081" calcext:value-type="float">
            <text:p><text:s/>954,081 <text:s/></text:p>
          </table:table-cell>
          <table:table-cell table:style-name="ce42" office:value-type="float" office:value="408871.9783368" calcext:value-type="float">
            <text:p><text:s/>408,8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53913.4768632" calcext:value-type="float">
            <text:p><text:s/>2,453,9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1362.5180632" calcext:value-type="float">
            <text:p><text:s/>81,3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7059.62" calcext:value-type="float">
            <text:p><text:s/>167,060 <text:s/></text:p>
          </table:table-cell>
          <table:table-cell table:style-name="ce42" office:value-type="float" office:value="340447.3674" calcext:value-type="float">
            <text:p><text:s/>340,447 <text:s/></text:p>
          </table:table-cell>
          <table:table-cell table:style-name="ce42" office:value-type="float" office:value="27040.5051" calcext:value-type="float">
            <text:p><text:s/>27,041 <text:s/></text:p>
          </table:table-cell>
          <table:table-cell table:style-name="ce42" office:value-type="float" office:value="1866877.8284" calcext:value-type="float">
            <text:p><text:s/>1,866,8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4081" calcext:value-type="float">
            <text:p><text:s/>954,081 <text:s/></text:p>
          </table:table-cell>
          <table:table-cell table:style-name="ce42" office:value-type="float" office:value="18939.4584" calcext:value-type="float">
            <text:p><text:s/>18,9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.32" calcext:value-type="float">
            <text:p><text:s/>2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9548.18" calcext:value-type="float">
            <text:p><text:s/>109,548 <text:s/></text:p>
          </table:table-cell>
          <table:table-cell table:style-name="ce42" office:value-type="float" office:value="142858.2099" calcext:value-type="float">
            <text:p><text:s/>142,858 <text:s/></text:p>
          </table:table-cell>
          <table:table-cell table:style-name="ce42" office:value-type="float" office:value="27040.5051" calcext:value-type="float">
            <text:p><text:s/>27,041 <text:s/></text:p>
          </table:table-cell>
          <table:table-cell table:style-name="ce42" office:value-type="float" office:value="8609.68" calcext:value-type="float">
            <text:p><text:s/>8,6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7511.44" calcext:value-type="float">
            <text:p><text:s/>57,511 <text:s/></text:p>
          </table:table-cell>
          <table:table-cell table:style-name="ce42" office:value-type="float" office:value="197589.1575" calcext:value-type="float">
            <text:p><text:s/>197,5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2170.3384" calcext:value-type="float">
            <text:p><text:s/>1,852,1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4081" calcext:value-type="float">
            <text:p><text:s/>954,081 <text:s/></text:p>
          </table:table-cell>
          <table:table-cell table:style-name="ce42" office:value-type="float" office:value="18939.4584" calcext:value-type="float">
            <text:p><text:s/>18,9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32.77" calcext:value-type="float">
            <text:p><text:s/>5,4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4.94" calcext:value-type="float">
            <text:p><text:s/>40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272.64" calcext:value-type="float">
            <text:p><text:s/>3,273 <text:s/></text:p>
          </table:table-cell>
          <table:table-cell table:style-name="ce44" office:value-type="float" office:value="21030.5151" calcext:value-type="float">
            <text:p><text:s/>21,031 <text:s/></text:p>
          </table:table-cell>
          <table:table-cell table:style-name="ce44" office:value-type="float" office:value="4045.4505" calcext:value-type="float">
            <text:p><text:s/>4,04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59276.616256" calcext:value-type="float">
            <text:p><text:s/>259,277 <text:s/></text:p>
          </table:table-cell>
          <table:table-cell table:style-name="ce44" office:value-type="float" office:value="138053.6414334" calcext:value-type="float">
            <text:p><text:s/>138,054 <text:s/></text:p>
          </table:table-cell>
          <table:table-cell table:style-name="ce44" office:value-type="float" office:value="24577.05785661" calcext:value-type="float">
            <text:p><text:s/>24,577 <text:s/></text:p>
          </table:table-cell>
          <table:table-cell table:style-name="ce44" office:value-type="float" office:value="16875866.9493683" calcext:value-type="float">
            <text:p><text:s/>16,875,86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52709.6132" calcext:value-type="float">
            <text:p><text:s/>1,352,71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59276.616256" calcext:value-type="float">
            <text:p><text:s/>259,277 <text:s/></text:p>
          </table:table-cell>
          <table:table-cell table:style-name="ce44" office:value-type="float" office:value="138053.6414334" calcext:value-type="float">
            <text:p><text:s/>138,054 <text:s/></text:p>
          </table:table-cell>
          <table:table-cell table:style-name="ce44" office:value-type="float" office:value="24577.05785661" calcext:value-type="float">
            <text:p><text:s/>24,577 <text:s/></text:p>
          </table:table-cell>
          <table:table-cell table:style-name="ce44" office:value-type="float" office:value="13083832.3232" calcext:value-type="float">
            <text:p><text:s/>13,083,83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52709.6132" calcext:value-type="float">
            <text:p><text:s/>1,352,7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9276.616256" calcext:value-type="float">
            <text:p><text:s/>259,277 <text:s/></text:p>
          </table:table-cell>
          <table:table-cell table:style-name="ce42" office:value-type="float" office:value="138053.6414334" calcext:value-type="float">
            <text:p><text:s/>138,054 <text:s/></text:p>
          </table:table-cell>
          <table:table-cell table:style-name="ce42" office:value-type="float" office:value="24577.05785661" calcext:value-type="float">
            <text:p><text:s/>24,577 <text:s/></text:p>
          </table:table-cell>
          <table:table-cell table:style-name="ce42" office:value-type="float" office:value="4700204.5444" calcext:value-type="float">
            <text:p><text:s/>4,700,2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5525.3344" calcext:value-type="float">
            <text:p><text:s/>265,5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221.09" calcext:value-type="float">
            <text:p><text:s/>43,2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3747.4392" calcext:value-type="float">
            <text:p><text:s/>433,7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26.0492" calcext:value-type="float">
            <text:p><text:s/>4,3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887.3404" calcext:value-type="float">
            <text:p><text:s/>840,8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20.8404" calcext:value-type="float">
            <text:p><text:s/>3,0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27.936" calcext:value-type="float">
            <text:p><text:s/>23,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50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27.8812" calcext:value-type="float">
            <text:p><text:s/>10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4.4112" calcext:value-type="float">
            <text:p><text:s/>7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596.9956" calcext:value-type="float">
            <text:p><text:s/>437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7.0156" calcext:value-type="float">
            <text:p><text:s/>1,4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35.8796" calcext:value-type="float">
            <text:p><text:s/>4,6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1.4796" calcext:value-type="float">
            <text:p><text:s/>2,5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6726.3328" calcext:value-type="float">
            <text:p><text:s/>986,7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.4328" calcext:value-type="float">
            <text:p><text:s/>9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6726.3328" calcext:value-type="float">
            <text:p><text:s/>986,7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.4328" calcext:value-type="float">
            <text:p><text:s/>9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86726.3328" calcext:value-type="float">
            <text:p>( 986,7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19.4328" calcext:value-type="float">
            <text:p>( 91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667.4076" calcext:value-type="float">
            <text:p><text:s/>89,6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8.6876" calcext:value-type="float">
            <text:p><text:s/>2,9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109.8444" calcext:value-type="float">
            <text:p><text:s/>101,1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48.4944" calcext:value-type="float">
            <text:p><text:s/>8,44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2835.7632" calcext:value-type="float">
            <text:p><text:s/>202,83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4120.4732" calcext:value-type="float">
            <text:p><text:s/>14,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6541.5864" calcext:value-type="float">
            <text:p><text:s/>656,5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1796.4264" calcext:value-type="float">
            <text:p><text:s/>151,7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037.722" calcext:value-type="float">
            <text:p><text:s/>57,0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8.962" calcext:value-type="float">
            <text:p><text:s/>2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9503.8644" calcext:value-type="float">
            <text:p><text:s/>599,5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1587.4644" calcext:value-type="float">
            <text:p><text:s/>151,5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5947.9812" calcext:value-type="float">
            <text:p>( 135,94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1989.7012" calcext:value-type="float">
            <text:p>( 111,990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46087.4816" calcext:value-type="float">
            <text:p>( 246,08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6135.9816" calcext:value-type="float">
            <text:p>( 6,13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59276.616256" calcext:value-type="float">
            <text:p><text:s/>259,277 <text:s/></text:p>
          </table:table-cell>
          <table:table-cell table:style-name="ce42" office:value-type="float" office:value="138053.6414334" calcext:value-type="float">
            <text:p><text:s/>138,054 <text:s/></text:p>
          </table:table-cell>
          <table:table-cell table:style-name="ce42" office:value-type="float" office:value="24577.05785661" calcext:value-type="float">
            <text:p><text:s/>24,577 <text:s/></text:p>
          </table:table-cell>
          <table:table-cell table:style-name="ce42" office:value-type="float" office:value="458543.3896" calcext:value-type="float">
            <text:p><text:s/>458,5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61.5196" calcext:value-type="float">
            <text:p><text:s/>20,6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59276.616256" calcext:value-type="float">
            <text:p><text:s/>259,277 <text:s/></text:p>
          </table:table-cell>
          <table:table-cell table:style-name="ce42" office:value-type="float" office:value="138053.6414334" calcext:value-type="float">
            <text:p><text:s/>138,054 <text:s/></text:p>
          </table:table-cell>
          <table:table-cell table:style-name="ce42" office:value-type="float" office:value="24577.05785661" calcext:value-type="float">
            <text:p><text:s/>24,577 <text:s/></text:p>
          </table:table-cell>
          <table:table-cell table:style-name="ce42" office:value-type="float" office:value="399896.698" calcext:value-type="float">
            <text:p><text:s/>399,8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731.568" calcext:value-type="float">
            <text:p><text:s/>18,7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646.6916" calcext:value-type="float">
            <text:p><text:s/>58,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29.9516" calcext:value-type="float">
            <text:p><text:s/>1,9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9.2" calcext:value-type="float">
            <text:p>( 10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574.6688" calcext:value-type="float">
            <text:p><text:s/>87,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93.0488" calcext:value-type="float">
            <text:p><text:s/>14,59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084.2072" calcext:value-type="float">
            <text:p><text:s/>20,08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86.1172" calcext:value-type="float">
            <text:p><text:s/>2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666.7624" calcext:value-type="float">
            <text:p><text:s/>77,6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49.2624" calcext:value-type="float">
            <text:p><text:s/>13,2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978.1376" calcext:value-type="float">
            <text:p><text:s/>57,9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16.2076" calcext:value-type="float">
            <text:p><text:s/>5,3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614.9324" calcext:value-type="float">
            <text:p><text:s/>49,6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18.3624" calcext:value-type="float">
            <text:p><text:s/>21,0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3.78" calcext:value-type="float">
            <text:p><text:s/>9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433.17" calcext:value-type="float">
            <text:p><text:s/>117,4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31006.33" calcext:value-type="float">
            <text:p><text:s/>5,431,0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011.97" calcext:value-type="float">
            <text:p><text:s/>72,0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2485.4" calcext:value-type="float">
            <text:p><text:s/>5,112,4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64.96" calcext:value-type="float">
            <text:p><text:s/>44,5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944" calcext:value-type="float">
            <text:p><text:s/>201,9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8172.85" calcext:value-type="float">
            <text:p><text:s/>868,1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8.33" calcext:value-type="float">
            <text:p><text:s/>3,7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64394.52" calcext:value-type="float">
            <text:p><text:s/>864,39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2804.492" calcext:value-type="float">
            <text:p><text:s/>1,002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40.172" calcext:value-type="float">
            <text:p><text:s/>5,5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795.152" calcext:value-type="float">
            <text:p><text:s/>85,7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65.112" calcext:value-type="float">
            <text:p><text:s/>5,1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25.62" calcext:value-type="float">
            <text:p><text:s/>4,9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86.62" calcext:value-type="float">
            <text:p><text:s/>11,0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04.69" calcext:value-type="float">
            <text:p><text:s/>12,7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11.16" calcext:value-type="float">
            <text:p><text:s/>8,1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4978.012" calcext:value-type="float">
            <text:p><text:s/>754,9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9.332" calcext:value-type="float">
            <text:p><text:s/>28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5203.238" calcext:value-type="float">
            <text:p><text:s/>125,20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5.728" calcext:value-type="float">
            <text:p><text:s/>8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81644.1068" calcext:value-type="float">
            <text:p><text:s/>1,081,64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81644.1068" calcext:value-type="float">
            <text:p><text:s/>1,081,6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2034.62616832" calcext:value-type="float">
            <text:p><text:s/>3,792,0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2034.62616832" calcext:value-type="float">
            <text:p><text:s/>3,792,0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39820.037" calcext:value-type="float">
            <text:p>( 2,239,82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60161.65" calcext:value-type="float">
            <text:p><text:s/>15,660,1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60161.65" calcext:value-type="float">
            <text:p><text:s/>15,660,1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1371.62" calcext:value-type="float">
            <text:p><text:s/>791,3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652" calcext:value-type="float">
            <text:p><text:s/>175,6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33481.28" calcext:value-type="float">
            <text:p><text:s/>433,4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84935.423208" calcext:value-type="float">
            <text:p><text:s/>-84,935 <text:s/></text:p>
          </table:table-cell>
          <table:table-cell table:style-name="ce42" office:value-type="float" office:value="-1025.1" calcext:value-type="float">
            <text:p><text:s/>-1,025 <text:s/></text:p>
          </table:table-cell>
          <table:table-cell table:style-name="ce42" office:value-type="float" office:value="-634719.462" calcext:value-type="float">
            <text:p><text:s/>-634,719 <text:s/></text:p>
          </table:table-cell>
          <table:table-cell table:style-name="ce42" office:value-type="float" office:value="-5272.36" calcext:value-type="float">
            <text:p><text:s/>-5,272 <text:s/></text:p>
          </table:table-cell>
          <table:table-cell table:style-name="ce42" office:value-type="float" office:value="13515.2211327476" calcext:value-type="float">
            <text:p><text:s/>13,515 <text:s/></text:p>
          </table:table-cell>
          <table:table-cell table:style-name="ce42" office:value-type="float" office:value="2988.75" calcext:value-type="float">
            <text:p><text:s/>2,989 <text:s/></text:p>
          </table:table-cell>
          <table:table-cell table:style-name="ce42" office:value-type="float" office:value="-55627.992471884" calcext:value-type="float">
            <text:p><text:s/>-55,628 <text:s/></text:p>
          </table:table-cell>
          <table:table-cell table:style-name="ce42" office:value-type="float" office:value="127894.392471884" calcext:value-type="float">
            <text:p><text:s/>127,894 <text:s/></text:p>
          </table:table-cell>
          <table:table-cell table:style-name="ce42" office:value-type="float" office:value="47060.25" calcext:value-type="float">
            <text:p><text:s/>47,0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4935.423208" calcext:value-type="float">
            <text:p><text:s/>84,935 <text:s/></text:p>
          </table:table-cell>
          <table:table-cell table:style-name="ce43" office:value-type="float" office:value="1025.1" calcext:value-type="float">
            <text:p><text:s/>1,025 <text:s/></text:p>
          </table:table-cell>
          <table:table-cell table:style-name="ce43" office:value-type="float" office:value="1426091.082" calcext:value-type="float">
            <text:p><text:s/>1,426,091 <text:s/></text:p>
          </table:table-cell>
          <table:table-cell table:style-name="ce43" office:value-type="float" office:value="5272.36" calcext:value-type="float">
            <text:p><text:s/>5,272 <text:s/></text:p>
          </table:table-cell>
          <table:table-cell table:style-name="ce43" office:value-type="float" office:value="-13515.2211327476" calcext:value-type="float">
            <text:p><text:s/>-13,515 <text:s/></text:p>
          </table:table-cell>
          <table:table-cell table:style-name="ce43" office:value-type="float" office:value="-2988.75" calcext:value-type="float">
            <text:p><text:s/>-2,989 <text:s/></text:p>
          </table:table-cell>
          <table:table-cell table:style-name="ce43" office:value-type="float" office:value="55627.992471884" calcext:value-type="float">
            <text:p><text:s/>55,628 <text:s/></text:p>
          </table:table-cell>
          <table:table-cell table:style-name="ce43" office:value-type="float" office:value="-385723.672471884" calcext:value-type="float">
            <text:p><text:s/>-385,724 <text:s/></text:p>
          </table:table-cell>
          <table:table-cell table:style-name="ce43" office:value-type="float" office:value="-47060.25" calcext:value-type="float">
            <text:p><text:s/>-47,0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2782.22" calcext:value-type="float">
            <text:p><text:s/>1,212,782 <text:s/></text:p>
          </table:table-cell>
          <table:table-cell table:style-name="ce42" office:value-type="float" office:value="3046.68" calcext:value-type="float">
            <text:p><text:s/>3,047 <text:s/></text:p>
          </table:table-cell>
          <table:table-cell table:style-name="ce42" office:value-type="float" office:value="-337.901132747556" calcext:value-type="float">
            <text:p><text:s/>-338 <text:s/></text:p>
          </table:table-cell>
          <table:table-cell table:style-name="ce42" office:value-type="float" office:value="756" calcext:value-type="float">
            <text:p><text:s/>756 <text:s/></text:p>
          </table:table-cell>
          <table:table-cell table:style-name="ce42" office:value-type="float" office:value="7374.99180561352" calcext:value-type="float">
            <text:p><text:s/>7,375 <text:s/></text:p>
          </table:table-cell>
          <table:table-cell table:style-name="ce42" office:value-type="float" office:value="28700.2081943865" calcext:value-type="float">
            <text:p><text:s/>28,700 <text:s/></text:p>
          </table:table-cell>
          <table:table-cell table:style-name="ce42" office:value-type="float" office:value="20307.35" calcext:value-type="float">
            <text:p><text:s/>20,3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68.32" calcext:value-type="float">
            <text:p><text:s/>14,2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68.32" calcext:value-type="float">
            <text:p><text:s/>14,2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43.22" calcext:value-type="float">
            <text:p><text:s/>13,243 <text:s/></text:p>
          </table:table-cell>
          <table:table-cell table:style-name="ce42" office:value-type="float" office:value="2026620.375" calcext:value-type="float">
            <text:p><text:s/>2,026,620 <text:s/></text:p>
          </table:table-cell>
          <table:table-cell table:style-name="ce42" office:value-type="float" office:value="3298143.86" calcext:value-type="float">
            <text:p><text:s/>3,298,144 <text:s/></text:p>
          </table:table-cell>
          <table:table-cell table:style-name="ce42" office:value-type="float" office:value="451741.68" calcext:value-type="float">
            <text:p><text:s/>451,742 <text:s/></text:p>
          </table:table-cell>
          <table:table-cell table:style-name="ce42" office:value-type="float" office:value="18049.5" calcext:value-type="float">
            <text:p><text:s/>18,050 <text:s/></text:p>
          </table:table-cell>
          <table:table-cell table:style-name="ce42" office:value-type="float" office:value="73217.3917337295" calcext:value-type="float">
            <text:p><text:s/>73,217 <text:s/></text:p>
          </table:table-cell>
          <table:table-cell table:style-name="ce42" office:value-type="float" office:value="544567.408266271" calcext:value-type="float">
            <text:p><text:s/>544,567 <text:s/></text:p>
          </table:table-cell>
          <table:table-cell table:style-name="ce42" office:value-type="float" office:value="162447.75" calcext:value-type="float">
            <text:p><text:s/>162,4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43.22" calcext:value-type="float">
            <text:p><text:s/>13,243 <text:s/></text:p>
          </table:table-cell>
          <table:table-cell table:style-name="ce42" office:value-type="float" office:value="2026620.375" calcext:value-type="float">
            <text:p><text:s/>2,026,620 <text:s/></text:p>
          </table:table-cell>
          <table:table-cell table:style-name="ce42" office:value-type="float" office:value="1050364.7156" calcext:value-type="float">
            <text:p><text:s/>1,050,365 <text:s/></text:p>
          </table:table-cell>
          <table:table-cell table:style-name="ce42" office:value-type="float" office:value="141595.121851654" calcext:value-type="float">
            <text:p><text:s/>141,595 <text:s/></text:p>
          </table:table-cell>
          <table:table-cell table:style-name="ce42" office:value-type="float" office:value="18049.5" calcext:value-type="float">
            <text:p><text:s/>18,050 <text:s/></text:p>
          </table:table-cell>
          <table:table-cell table:style-name="ce42" office:value-type="float" office:value="73217.3917337295" calcext:value-type="float">
            <text:p><text:s/>73,217 <text:s/></text:p>
          </table:table-cell>
          <table:table-cell table:style-name="ce42" office:value-type="float" office:value="544567.408266271" calcext:value-type="float">
            <text:p><text:s/>544,567 <text:s/></text:p>
          </table:table-cell>
          <table:table-cell table:style-name="ce42" office:value-type="float" office:value="162447.75" calcext:value-type="float">
            <text:p><text:s/>162,4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47779.1444" calcext:value-type="float">
            <text:p><text:s/>2,247,779 <text:s/></text:p>
          </table:table-cell>
          <table:table-cell table:style-name="ce43" office:value-type="float" office:value="310146.558148346" calcext:value-type="float">
            <text:p><text:s/>310,14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45.48" calcext:value-type="float">
            <text:p><text:s/>9,645 <text:s/></text:p>
          </table:table-cell>
          <table:table-cell table:style-name="ce42" office:value-type="float" office:value="440.7" calcext:value-type="float">
            <text:p><text:s/>441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.2" calcext:value-type="float">
            <text:p><text:s/>99 <text:s/></text:p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92" calcext:value-type="float">
            <text:p><text:s/>11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.4" calcext:value-type="float">
            <text:p><text:s/>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3.04" calcext:value-type="float">
            <text:p><text:s/>3,953 <text:s/></text:p>
          </table:table-cell>
          <table:table-cell table:style-name="ce42" office:value-type="float" office:value="173.94" calcext:value-type="float">
            <text:p><text:s/>174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.2" calcext:value-type="float">
            <text:p><text:s/>99 <text:s/></text:p>
          </table:table-cell>
          <table:table-cell table:style-name="ce42" office:value-type="float" office:value="24.65" calcext:value-type="float">
            <text:p><text:s/>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31.92" calcext:value-type="float">
            <text:p><text:s/>5,432 <text:s/></text:p>
          </table:table-cell>
          <table:table-cell table:style-name="ce42" office:value-type="float" office:value="255.84" calcext:value-type="float">
            <text:p><text:s/>2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5.42" calcext:value-type="float">
            <text:p><text:s/>225 <text:s/></text:p>
          </table:table-cell>
          <table:table-cell table:style-name="ce43" office:value-type="float" office:value="10.14" calcext:value-type="float">
            <text:p><text:s/>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4935.423208" calcext:value-type="float">
            <text:p><text:s/>84,9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39929.237" calcext:value-type="float">
            <text:p><text:s/>2,239,929 <text:s/></text:p>
          </table:table-cell>
          <table:table-cell table:style-name="ce44" office:value-type="float" office:value="3290724.06" calcext:value-type="float">
            <text:p><text:s/>3,290,724 <text:s/></text:p>
          </table:table-cell>
          <table:table-cell table:style-name="ce44" office:value-type="float" office:value="438123.66" calcext:value-type="float">
            <text:p><text:s/>438,124 <text:s/></text:p>
          </table:table-cell>
          <table:table-cell table:style-name="ce44" office:value-type="float" office:value="14304" calcext:value-type="float">
            <text:p><text:s/>14,304 <text:s/></text:p>
          </table:table-cell>
          <table:table-cell table:style-name="ce44" office:value-type="float" office:value="121470.3924" calcext:value-type="float">
            <text:p><text:s/>121,470 <text:s/></text:p>
          </table:table-cell>
          <table:table-cell table:style-name="ce44" office:value-type="float" office:value="130044.3276" calcext:value-type="float">
            <text:p><text:s/>130,044 <text:s/></text:p>
          </table:table-cell>
          <table:table-cell table:style-name="ce44" office:value-type="float" office:value="95054.65" calcext:value-type="float">
            <text:p><text:s/>95,05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4935.423208" calcext:value-type="float">
            <text:p><text:s/>84,9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9.2" calcext:value-type="float">
            <text:p><text:s/>109 <text:s/></text:p>
          </table:table-cell>
          <table:table-cell table:style-name="ce44" office:value-type="float" office:value="3290724.06" calcext:value-type="float">
            <text:p><text:s/>3,290,724 <text:s/></text:p>
          </table:table-cell>
          <table:table-cell table:style-name="ce44" office:value-type="float" office:value="438123.66" calcext:value-type="float">
            <text:p><text:s/>438,124 <text:s/></text:p>
          </table:table-cell>
          <table:table-cell table:style-name="ce44" office:value-type="float" office:value="14304" calcext:value-type="float">
            <text:p><text:s/>14,304 <text:s/></text:p>
          </table:table-cell>
          <table:table-cell table:style-name="ce44" office:value-type="float" office:value="121470.3924" calcext:value-type="float">
            <text:p><text:s/>121,470 <text:s/></text:p>
          </table:table-cell>
          <table:table-cell table:style-name="ce44" office:value-type="float" office:value="130044.3276" calcext:value-type="float">
            <text:p><text:s/>130,044 <text:s/></text:p>
          </table:table-cell>
          <table:table-cell table:style-name="ce44" office:value-type="float" office:value="95054.65" calcext:value-type="float">
            <text:p><text:s/>95,0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6232.15948" calcext:value-type="float">
            <text:p><text:s/>76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.2" calcext:value-type="float">
            <text:p><text:s/>109 <text:s/></text:p>
          </table:table-cell>
          <table:table-cell table:style-name="ce42" office:value-type="float" office:value="29242.2" calcext:value-type="float">
            <text:p><text:s/>29,242 <text:s/></text:p>
          </table:table-cell>
          <table:table-cell table:style-name="ce42" office:value-type="float" office:value="1467.96" calcext:value-type="float">
            <text:p><text:s/>1,4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61.05" calcext:value-type="float">
            <text:p><text:s/>9,3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.32" calcext:value-type="float">
            <text:p><text:s/>346 <text:s/></text:p>
          </table:table-cell>
          <table:table-cell table:style-name="ce42" office:value-type="float" office:value="172.38" calcext:value-type="float">
            <text:p><text:s/>1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8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7.887944" calcext:value-type="float">
            <text:p><text:s/>1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5.34" calcext:value-type="float">
            <text:p><text:s/>3,785 <text:s/></text:p>
          </table:table-cell>
          <table:table-cell table:style-name="ce42" office:value-type="float" office:value="106.86" calcext:value-type="float">
            <text:p><text:s/>1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.65" calcext:value-type="float">
            <text:p><text:s/>2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2.4" calcext:value-type="float">
            <text:p><text:s/>1,232 <text:s/></text:p>
          </table:table-cell>
          <table:table-cell table:style-name="ce42" office:value-type="float" office:value="50.7" calcext:value-type="float">
            <text:p><text:s/>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.3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.52" calcext:value-type="float">
            <text:p><text:s/>222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15" calcext:value-type="float">
            <text:p><text:s/>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3.62" calcext:value-type="float">
            <text:p><text:s/>374 <text:s/></text:p>
          </table:table-cell>
          <table:table-cell table:style-name="ce42" office:value-type="float" office:value="18.72" calcext:value-type="float">
            <text:p><text:s/>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3.24" calcext:value-type="float">
            <text:p><text:s/>1,683 <text:s/></text:p>
          </table:table-cell>
          <table:table-cell table:style-name="ce42" office:value-type="float" office:value="56.94" calcext:value-type="float">
            <text:p><text:s/>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.9" calcext:value-type="float">
            <text:p><text:s/>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.74" calcext:value-type="float">
            <text:p><text:s/>1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.3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2.66" calcext:value-type="float">
            <text:p><text:s/>973 <text:s/></text:p>
          </table:table-cell>
          <table:table-cell table:style-name="ce42" office:value-type="float" office:value="46.02" calcext:value-type="float">
            <text:p><text:s/>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" calcext:value-type="float">
            <text:p><text:s/>4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2.66" calcext:value-type="float">
            <text:p><text:s/>973 <text:s/></text:p>
          </table:table-cell>
          <table:table-cell table:style-name="ce42" office:value-type="float" office:value="46.02" calcext:value-type="float">
            <text:p><text:s/>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" calcext:value-type="float">
            <text:p><text:s/>4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72.66" calcext:value-type="float">
            <text:p>( 973 <text:s/>)</text:p>
          </table:table-cell>
          <table:table-cell table:style-name="ce45" office:value-type="float" office:value="46.02" calcext:value-type="float">
            <text:p>( 46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08" calcext:value-type="float">
            <text:p>( 40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8.24" calcext:value-type="float">
            <text:p><text:s/>1,098 <text:s/></text:p>
          </table:table-cell>
          <table:table-cell table:style-name="ce42" office:value-type="float" office:value="72.54" calcext:value-type="float">
            <text:p><text:s/>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.14" calcext:value-type="float">
            <text:p><text:s/>439 <text:s/></text:p>
          </table:table-cell>
          <table:table-cell table:style-name="ce42" office:value-type="float" office:value="35.1" calcext:value-type="float">
            <text:p><text:s/>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33.62" calcext:value-type="float">
            <text:p><text:s/>1,934 <text:s/></text:p>
          </table:table-cell>
          <table:table-cell table:style-name="ce46" office:value-type="float" office:value="124.8" calcext:value-type="float">
            <text:p><text:s/>125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72043.553696" calcext:value-type="float">
            <text:p><text:s/>72,0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7.84" calcext:value-type="float">
            <text:p><text:s/>1,348 <text:s/></text:p>
          </table:table-cell>
          <table:table-cell table:style-name="ce42" office:value-type="float" office:value="16.38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2" calcext:value-type="float">
            <text:p><text:s/>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5" calcext:value-type="float">
            <text:p><text:s/>585 <text:s/></text:p>
          </table:table-cell>
          <table:table-cell table:style-name="ce42" office:value-type="float" office:value="10.1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2043.553696" calcext:value-type="float">
            <text:p><text:s/>72,0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2.84" calcext:value-type="float">
            <text:p><text:s/>763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2" calcext:value-type="float">
            <text:p><text:s/>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5996.4506" calcext:value-type="float">
            <text:p>( 65,99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51.46" calcext:value-type="float">
            <text:p>( 55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212.778248" calcext:value-type="float">
            <text:p>( 3,213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86.58" calcext:value-type="float">
            <text:p>( 8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55" calcext:value-type="float">
            <text:p>( 25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.2" calcext:value-type="float">
            <text:p><text:s/>109 <text:s/></text:p>
          </table:table-cell>
          <table:table-cell table:style-name="ce42" office:value-type="float" office:value="1145.82" calcext:value-type="float">
            <text:p><text:s/>1,146 <text:s/></text:p>
          </table:table-cell>
          <table:table-cell table:style-name="ce42" office:value-type="float" office:value="91.26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36.85" calcext:value-type="float">
            <text:p><text:s/>6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6.08" calcext:value-type="float">
            <text:p><text:s/>886 <text:s/></text:p>
          </table:table-cell>
          <table:table-cell table:style-name="ce42" office:value-type="float" office:value="69.42" calcext:value-type="float">
            <text:p><text:s/>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96.05" calcext:value-type="float">
            <text:p><text:s/>6,8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.2" calcext:value-type="float">
            <text:p><text:s/>109 <text:s/></text:p>
          </table:table-cell>
          <table:table-cell table:style-name="ce42" office:value-type="float" office:value="259.74" calcext:value-type="float">
            <text:p><text:s/>260 <text:s/></text:p>
          </table:table-cell>
          <table:table-cell table:style-name="ce42" office:value-type="float" office:value="21.84" calcext:value-type="float">
            <text:p><text:s/>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.8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9.2" calcext:value-type="float">
            <text:p>( 10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.138136" calcext:value-type="float">
            <text:p><text:s/>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.04" calcext:value-type="float">
            <text:p><text:s/>716 <text:s/></text:p>
          </table:table-cell>
          <table:table-cell table:style-name="ce42" office:value-type="float" office:value="38.22" calcext:value-type="float">
            <text:p><text:s/>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7.5" calcext:value-type="float">
            <text:p><text:s/>80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89.82" calcext:value-type="float">
            <text:p><text:s/>990 <text:s/></text:p>
          </table:table-cell>
          <table:table-cell table:style-name="ce46" office:value-type="float" office:value="56.16" calcext:value-type="float">
            <text:p><text:s/>56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025.579704" calcext:value-type="float">
            <text:p><text:s/>4,0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8.9" calcext:value-type="float">
            <text:p><text:s/>3,709 <text:s/></text:p>
          </table:table-cell>
          <table:table-cell table:style-name="ce42" office:value-type="float" office:value="99.84" calcext:value-type="float">
            <text:p><text:s/>1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.6" calcext:value-type="float">
            <text:p><text:s/>3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1.34" calcext:value-type="float">
            <text:p><text:s/>5,111 <text:s/></text:p>
          </table:table-cell>
          <table:table-cell table:style-name="ce42" office:value-type="float" office:value="330.72" calcext:value-type="float">
            <text:p><text:s/>3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95" calcext:value-type="float">
            <text:p><text:s/>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.5" calcext:value-type="float">
            <text:p><text:s/>488 <text:s/></text:p>
          </table:table-cell>
          <table:table-cell table:style-name="ce42" office:value-type="float" office:value="14.04" calcext:value-type="float">
            <text:p><text:s/>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15" calcext:value-type="float">
            <text:p><text:s/>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6.1" calcext:value-type="float">
            <text:p><text:s/>776 <text:s/></text:p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1" calcext:value-type="float">
            <text:p><text:s/>2,691 <text:s/></text:p>
          </table:table-cell>
          <table:table-cell table:style-name="ce42" office:value-type="float" office:value="130.26" calcext:value-type="float">
            <text:p><text:s/>1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45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5011.88" calcext:value-type="float">
            <text:p><text:s/>3,135,012 <text:s/></text:p>
          </table:table-cell>
          <table:table-cell table:style-name="ce42" office:value-type="float" office:value="435115.2" calcext:value-type="float">
            <text:p><text:s/>435,115 <text:s/></text:p>
          </table:table-cell>
          <table:table-cell table:style-name="ce42" office:value-type="float" office:value="1445.25" calcext:value-type="float">
            <text:p><text:s/>1,4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566.72" calcext:value-type="float">
            <text:p><text:s/>70,5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5.25" calcext:value-type="float">
            <text:p><text:s/>1,4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566.72" calcext:value-type="float">
            <text:p><text:s/>70,5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5011.88" calcext:value-type="float">
            <text:p><text:s/>3,135,012 <text:s/></text:p>
          </table:table-cell>
          <table:table-cell table:style-name="ce42" office:value-type="float" office:value="435115.2" calcext:value-type="float">
            <text:p><text:s/>435,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9.68" calcext:value-type="float">
            <text:p><text:s/>590 <text:s/></text:p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.05" calcext:value-type="float">
            <text:p><text:s/>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9.68" calcext:value-type="float">
            <text:p><text:s/>590 <text:s/></text:p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.05" calcext:value-type="float">
            <text:p><text:s/>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020.32024" calcext:value-type="float">
            <text:p><text:s/>6,0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880.3" calcext:value-type="float">
            <text:p><text:s/>125,880 <text:s/></text:p>
          </table:table-cell>
          <table:table-cell table:style-name="ce42" office:value-type="float" office:value="1536.6" calcext:value-type="float">
            <text:p><text:s/>1,537 <text:s/></text:p>
          </table:table-cell>
          <table:table-cell table:style-name="ce42" office:value-type="float" office:value="12858.75" calcext:value-type="float">
            <text:p><text:s/>12,859 <text:s/></text:p>
          </table:table-cell>
          <table:table-cell table:style-name="ce42" office:value-type="float" office:value="121470.3924" calcext:value-type="float">
            <text:p><text:s/>121,470 <text:s/></text:p>
          </table:table-cell>
          <table:table-cell table:style-name="ce42" office:value-type="float" office:value="59477.6076" calcext:value-type="float">
            <text:p><text:s/>59,478 <text:s/></text:p>
          </table:table-cell>
          <table:table-cell table:style-name="ce42" office:value-type="float" office:value="85614.55" calcext:value-type="float">
            <text:p><text:s/>85,6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612.75504" calcext:value-type="float">
            <text:p><text:s/>5,6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7060.6" calcext:value-type="float">
            <text:p><text:s/>27,0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6.5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.14" calcext:value-type="float">
            <text:p><text:s/>166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42.52" calcext:value-type="float">
            <text:p><text:s/>9,543 <text:s/></text:p>
          </table:table-cell>
          <table:table-cell table:style-name="ce42" office:value-type="float" office:value="456.3" calcext:value-type="float">
            <text:p><text:s/>4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0.52" calcext:value-type="float">
            <text:p><text:s/>4,161 <text:s/></text:p>
          </table:table-cell>
          <table:table-cell table:style-name="ce42" office:value-type="float" office:value="78" calcext:value-type="float">
            <text:p><text:s/>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14.40744" calcext:value-type="float">
            <text:p><text:s/>3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341.66" calcext:value-type="float">
            <text:p><text:s/>97,342 <text:s/></text:p>
          </table:table-cell>
          <table:table-cell table:style-name="ce42" office:value-type="float" office:value="586.56" calcext:value-type="float">
            <text:p><text:s/>587 <text:s/></text:p>
          </table:table-cell>
          <table:table-cell table:style-name="ce42" office:value-type="float" office:value="12858.75" calcext:value-type="float">
            <text:p><text:s/>12,859 <text:s/></text:p>
          </table:table-cell>
          <table:table-cell table:style-name="ce42" office:value-type="float" office:value="121470.3924" calcext:value-type="float">
            <text:p><text:s/>121,470 <text:s/></text:p>
          </table:table-cell>
          <table:table-cell table:style-name="ce42" office:value-type="float" office:value="59477.6076" calcext:value-type="float">
            <text:p><text:s/>59,478 <text:s/></text:p>
          </table:table-cell>
          <table:table-cell table:style-name="ce42" office:value-type="float" office:value="55296.75" calcext:value-type="float">
            <text:p><text:s/>55,29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3.15776" calcext:value-type="float">
            <text:p><text:s/>9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669.46" calcext:value-type="float">
            <text:p><text:s/>14,669 <text:s/></text:p>
          </table:table-cell>
          <table:table-cell table:style-name="ce43" office:value-type="float" office:value="413.4" calcext:value-type="float">
            <text:p><text:s/>41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79.85" calcext:value-type="float">
            <text:p><text:s/>3,18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682.943488" calcext:value-type="float">
            <text:p><text:s/>2,683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9820.037" calcext:value-type="float">
            <text:p><text:s/>2,239,8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9820.037" calcext:value-type="float">
            <text:p><text:s/>2,239,8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39820.037" calcext:value-type="float">
            <text:p>( 2,239,82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3436.08" calcext:value-type="float">
            <text:p><text:s/>3,243,4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573.12" calcext:value-type="float">
            <text:p><text:s/>102,5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339.9" calcext:value-type="float">
            <text:p><text:s/>75,3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4.24" calcext:value-type="float">
            <text:p><text:s/>64 <text:s/></text:p>
          </table:table-cell>
          <table:table-cell table:style-name="ce42" office:value-type="float" office:value="630576.28" calcext:value-type="float">
            <text:p><text:s/>630,5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975.152792079" calcext:value-type="float">
            <text:p><text:s/>111,975 <text:s/></text:p>
          </table:table-cell>
          <table:table-cell table:style-name="ce42" office:value-type="float" office:value="58517" calcext:value-type="float">
            <text:p><text:s/>58,5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5.04" calcext:value-type="float">
            <text:p><text:s/>4,405 <text:s/></text:p>
          </table:table-cell>
          <table:table-cell table:style-name="ce42" office:value-type="float" office:value="183011.4" calcext:value-type="float">
            <text:p><text:s/>183,0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90146.32" calcext:value-type="float">
            <text:p><text:s/>90,146 <text:s/></text:p>
          </table:table-cell>
          <table:table-cell table:style-name="ce42" office:value-type="float" office:value="1084184.12" calcext:value-type="float">
            <text:p><text:s/>1,084,1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29.76" calcext:value-type="float">
            <text:p><text:s/>2,4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54386.88" calcext:value-type="float">
            <text:p><text:s/>-254,387 <text:s/></text:p>
          </table:table-cell>
          <table:table-cell table:style-name="ce42" office:value-type="float" office:value="486496.141538462" calcext:value-type="float">
            <text:p><text:s/>486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32.2059405941" calcext:value-type="float">
            <text:p><text:s/>34,432 <text:s/></text:p>
          </table:table-cell>
          <table:table-cell table:style-name="ce42" office:value-type="float" office:value="-4685" calcext:value-type="float">
            <text:p><text:s/>-4,685 <text:s/></text:p>
          </table:table-cell>
          <table:table-cell table:style-name="ce42" office:value-type="float" office:value="4103.52" calcext:value-type="float">
            <text:p><text:s/>4,1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452.22" calcext:value-type="float">
            <text:p><text:s/>-1,452 <text:s/></text:p>
          </table:table-cell>
          <table:table-cell table:style-name="ce42" office:value-type="float" office:value="9180.80000000008" calcext:value-type="float">
            <text:p><text:s/>9,18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4176.32" calcext:value-type="float">
            <text:p><text:s/>164,176 <text:s/></text:p>
          </table:table-cell>
          <table:table-cell table:style-name="ce43" office:value-type="float" office:value="1042179.53846154" calcext:value-type="float">
            <text:p><text:s/>1,042,18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6263.9987326733" calcext:value-type="float">
            <text:p><text:s/>-46,264 <text:s/></text:p>
          </table:table-cell>
          <table:table-cell table:style-name="ce43" office:value-type="float" office:value="-53832" calcext:value-type="float">
            <text:p><text:s/>-53,832 <text:s/></text:p>
          </table:table-cell>
          <table:table-cell table:style-name="ce43" office:value-type="float" office:value="-4103.52" calcext:value-type="float">
            <text:p><text:s/>-4,1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2952.82" calcext:value-type="float">
            <text:p><text:s/>-2,953 <text:s/></text:p>
          </table:table-cell>
          <table:table-cell table:style-name="ce43" office:value-type="float" office:value="-116852.3" calcext:value-type="float">
            <text:p><text:s/>-116,8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3002" calcext:value-type="float">
            <text:p><text:s/>13,002 <text:s/></text:p>
          </table:table-cell>
          <table:table-cell table:style-name="ce42" office:value-type="float" office:value="1471360.45846154" calcext:value-type="float">
            <text:p><text:s/>1,471,3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2.9" calcext:value-type="float">
            <text:p><text:s/>3,8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365.46" calcext:value-type="float">
            <text:p><text:s/>134,3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6674.32" calcext:value-type="float">
            <text:p><text:s/>46,674 <text:s/></text:p>
          </table:table-cell>
          <table:table-cell table:style-name="ce42" office:value-type="float" office:value="3522952.32" calcext:value-type="float">
            <text:p><text:s/>3,522,9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674.32" calcext:value-type="float">
            <text:p><text:s/>46,674 <text:s/></text:p>
          </table:table-cell>
          <table:table-cell table:style-name="ce42" office:value-type="float" office:value="3522952.32" calcext:value-type="float">
            <text:p><text:s/>3,522,9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236652.32" calcext:value-type="float">
            <text:p><text:s/>3,236,652 <text:s/></text:p>
          </table:table-cell>
          <table:table-cell table:style-name="ce42" office:value-type="float" office:value="9563282.24" calcext:value-type="float">
            <text:p><text:s/>9,563,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243.00990099" calcext:value-type="float">
            <text:p><text:s/>292,243 <text:s/></text:p>
          </table:table-cell>
          <table:table-cell table:style-name="ce42" office:value-type="float" office:value="446359" calcext:value-type="float">
            <text:p><text:s/>446,359 <text:s/></text:p>
          </table:table-cell>
          <table:table-cell table:style-name="ce42" office:value-type="float" office:value="69190.46" calcext:value-type="float">
            <text:p><text:s/>69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54.02" calcext:value-type="float">
            <text:p><text:s/>14,154 <text:s/></text:p>
          </table:table-cell>
          <table:table-cell table:style-name="ce42" office:value-type="float" office:value="1103682.298" calcext:value-type="float">
            <text:p><text:s/>1,103,6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181414.5512" calcext:value-type="float">
            <text:p><text:s/>3,181,415 <text:s/></text:p>
          </table:table-cell>
          <table:table-cell table:style-name="ce42" office:value-type="float" office:value="9563282.24" calcext:value-type="float">
            <text:p><text:s/>9,563,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243.00990099" calcext:value-type="float">
            <text:p><text:s/>292,243 <text:s/></text:p>
          </table:table-cell>
          <table:table-cell table:style-name="ce42" office:value-type="float" office:value="446359" calcext:value-type="float">
            <text:p><text:s/>446,359 <text:s/></text:p>
          </table:table-cell>
          <table:table-cell table:style-name="ce42" office:value-type="float" office:value="69190.46" calcext:value-type="float">
            <text:p><text:s/>69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54.02" calcext:value-type="float">
            <text:p><text:s/>14,154 <text:s/></text:p>
          </table:table-cell>
          <table:table-cell table:style-name="ce42" office:value-type="float" office:value="1034148.2524" calcext:value-type="float">
            <text:p><text:s/>1,034,1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5237.7688" calcext:value-type="float">
            <text:p><text:s/>55,23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69534.0456" calcext:value-type="float">
            <text:p><text:s/>69,5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523.36" calcext:value-type="float">
            <text:p><text:s/>31,523 <text:s/></text:p>
          </table:table-cell>
          <table:table-cell table:style-name="ce42" office:value-type="float" office:value="852563.08" calcext:value-type="float">
            <text:p><text:s/>852,5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61.92" calcext:value-type="float">
            <text:p><text:s/>162 <text:s/></text:p>
          </table:table-cell>
          <table:table-cell table:style-name="ce42" office:value-type="float" office:value="86.48" calcext:value-type="float">
            <text:p><text:s/>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91.12" calcext:value-type="float">
            <text:p><text:s/>791 <text:s/></text:p>
          </table:table-cell>
          <table:table-cell table:style-name="ce42" office:value-type="float" office:value="7795.16" calcext:value-type="float">
            <text:p><text:s/>7,7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0390.8" calcext:value-type="float">
            <text:p><text:s/>30,391 <text:s/></text:p>
          </table:table-cell>
          <table:table-cell table:style-name="ce42" office:value-type="float" office:value="844681.44" calcext:value-type="float">
            <text:p><text:s/>844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79.52" calcext:value-type="float">
            <text:p><text:s/>18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09628.96" calcext:value-type="float">
            <text:p><text:s/>3,309,629 <text:s/></text:p>
          </table:table-cell>
          <table:table-cell table:style-name="ce44" office:value-type="float" office:value="4758585.92" calcext:value-type="float">
            <text:p><text:s/>4,758,5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5979.011168317" calcext:value-type="float">
            <text:p><text:s/>245,979 <text:s/></text:p>
          </table:table-cell>
          <table:table-cell table:style-name="ce44" office:value-type="float" office:value="392527" calcext:value-type="float">
            <text:p><text:s/>392,527 <text:s/></text:p>
          </table:table-cell>
          <table:table-cell table:style-name="ce44" office:value-type="float" office:value="61244.04" calcext:value-type="float">
            <text:p><text:s/>61,2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1201.2" calcext:value-type="float">
            <text:p><text:s/>11,201 <text:s/></text:p>
          </table:table-cell>
          <table:table-cell table:style-name="ce44" office:value-type="float" office:value="852464.538" calcext:value-type="float">
            <text:p><text:s/>852,4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309628.96" calcext:value-type="float">
            <text:p><text:s/>3,309,629 <text:s/></text:p>
          </table:table-cell>
          <table:table-cell table:style-name="ce44" office:value-type="float" office:value="4758585.92" calcext:value-type="float">
            <text:p><text:s/>4,758,586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201.2" calcext:value-type="float">
            <text:p><text:s/>11,20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6655.76" calcext:value-type="float">
            <text:p><text:s/>236,656 <text:s/></text:p>
          </table:table-cell>
          <table:table-cell table:style-name="ce42" office:value-type="float" office:value="4148109.8" calcext:value-type="float">
            <text:p><text:s/>4,148,1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01.2" calcext:value-type="float">
            <text:p><text:s/>11,2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2027.6" calcext:value-type="float">
            <text:p><text:s/>32,028 <text:s/></text:p>
          </table:table-cell>
          <table:table-cell table:style-name="ce42" office:value-type="float" office:value="10829.32" calcext:value-type="float">
            <text:p><text:s/>10,8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688.64" calcext:value-type="float">
            <text:p><text:s/>26,689 <text:s/></text:p>
          </table:table-cell>
          <table:table-cell table:style-name="ce42" office:value-type="float" office:value="398684.76" calcext:value-type="float">
            <text:p><text:s/>398,6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262.32" calcext:value-type="float">
            <text:p><text:s/>8,262 <text:s/></text:p>
          </table:table-cell>
          <table:table-cell table:style-name="ce42" office:value-type="float" office:value="828339.48" calcext:value-type="float">
            <text:p><text:s/>828,3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83.36" calcext:value-type="float">
            <text:p><text:s/>283 <text:s/></text:p>
          </table:table-cell>
          <table:table-cell table:style-name="ce42" office:value-type="float" office:value="22535.4" calcext:value-type="float">
            <text:p><text:s/>22,5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147.2" calcext:value-type="float">
            <text:p><text:s/>2,147 <text:s/></text:p>
          </table:table-cell>
          <table:table-cell table:style-name="ce42" office:value-type="float" office:value="6918.4" calcext:value-type="float">
            <text:p><text:s/>6,9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505.28" calcext:value-type="float">
            <text:p><text:s/>5,505 <text:s/></text:p>
          </table:table-cell>
          <table:table-cell table:style-name="ce42" office:value-type="float" office:value="428874.56" calcext:value-type="float">
            <text:p><text:s/>428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97.52" calcext:value-type="float">
            <text:p><text:s/>598 <text:s/></text:p>
          </table:table-cell>
          <table:table-cell table:style-name="ce42" office:value-type="float" office:value="1289.84" calcext:value-type="float">
            <text:p><text:s/>1,2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084" calcext:value-type="float">
            <text:p><text:s/>18,084 <text:s/></text:p>
          </table:table-cell>
          <table:table-cell table:style-name="ce42" office:value-type="float" office:value="966342.24" calcext:value-type="float">
            <text:p><text:s/>966,3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8084" calcext:value-type="float">
            <text:p><text:s/>18,084 <text:s/></text:p>
          </table:table-cell>
          <table:table-cell table:style-name="ce42" office:value-type="float" office:value="966342.24" calcext:value-type="float">
            <text:p><text:s/>966,3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8084" calcext:value-type="float">
            <text:p>( 18,084 <text:s/>)</text:p>
          </table:table-cell>
          <table:table-cell table:style-name="ce45" office:value-type="float" office:value="966342.24" calcext:value-type="float">
            <text:p>( 966,34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264.48" calcext:value-type="float">
            <text:p><text:s/>4,264 <text:s/></text:p>
          </table:table-cell>
          <table:table-cell table:style-name="ce42" office:value-type="float" office:value="81318.8" calcext:value-type="float">
            <text:p><text:s/>81,3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121.12" calcext:value-type="float">
            <text:p><text:s/>1,121 <text:s/></text:p>
          </table:table-cell>
          <table:table-cell table:style-name="ce42" office:value-type="float" office:value="91100.24" calcext:value-type="float">
            <text:p><text:s/>91,1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404.72" calcext:value-type="float">
            <text:p><text:s/>3,405 <text:s/></text:p>
          </table:table-cell>
          <table:table-cell table:style-name="ce46" office:value-type="float" office:value="183374.4" calcext:value-type="float">
            <text:p><text:s/>183,37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908.32" calcext:value-type="float">
            <text:p><text:s/>27,908 <text:s/></text:p>
          </table:table-cell>
          <table:table-cell table:style-name="ce42" office:value-type="float" office:value="464015.8" calcext:value-type="float">
            <text:p><text:s/>464,0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01.2" calcext:value-type="float">
            <text:p><text:s/>11,2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845.2" calcext:value-type="float">
            <text:p><text:s/>18,845 <text:s/></text:p>
          </table:table-cell>
          <table:table-cell table:style-name="ce42" office:value-type="float" office:value="30100.56" calcext:value-type="float">
            <text:p><text:s/>30,1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98" calcext:value-type="float">
            <text:p><text:s/>7,2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9063.12" calcext:value-type="float">
            <text:p><text:s/>9,063 <text:s/></text:p>
          </table:table-cell>
          <table:table-cell table:style-name="ce42" office:value-type="float" office:value="433915.24" calcext:value-type="float">
            <text:p><text:s/>433,9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03.2" calcext:value-type="float">
            <text:p><text:s/>3,9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964.48" calcext:value-type="float">
            <text:p>( 964 <text:s/>)</text:p>
          </table:table-cell>
          <table:table-cell table:style-name="ce45" office:value-type="float" office:value="22440.64" calcext:value-type="float">
            <text:p>( 22,4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053.04" calcext:value-type="float">
            <text:p>( 2,053 <text:s/>)</text:p>
          </table:table-cell>
          <table:table-cell table:style-name="ce47" office:value-type="float" office:value="237556.88" calcext:value-type="float">
            <text:p>( 237,55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338.64" calcext:value-type="float">
            <text:p><text:s/>17,339 <text:s/></text:p>
          </table:table-cell>
          <table:table-cell table:style-name="ce42" office:value-type="float" office:value="412351.36" calcext:value-type="float">
            <text:p><text:s/>412,3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704.48" calcext:value-type="float">
            <text:p><text:s/>15,704 <text:s/></text:p>
          </table:table-cell>
          <table:table-cell table:style-name="ce42" office:value-type="float" office:value="357678.52" calcext:value-type="float">
            <text:p><text:s/>357,6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34.16" calcext:value-type="float">
            <text:p><text:s/>1,634 <text:s/></text:p>
          </table:table-cell>
          <table:table-cell table:style-name="ce42" office:value-type="float" office:value="54672.84" calcext:value-type="float">
            <text:p><text:s/>54,6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355.12" calcext:value-type="float">
            <text:p><text:s/>4,355 <text:s/></text:p>
          </table:table-cell>
          <table:table-cell table:style-name="ce42" office:value-type="float" office:value="67102.96" calcext:value-type="float">
            <text:p><text:s/>67,1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78.72" calcext:value-type="float">
            <text:p><text:s/>1,579 <text:s/></text:p>
          </table:table-cell>
          <table:table-cell table:style-name="ce46" office:value-type="float" office:value="17227" calcext:value-type="float">
            <text:p><text:s/>17,22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816.48" calcext:value-type="float">
            <text:p><text:s/>6,816 <text:s/></text:p>
          </table:table-cell>
          <table:table-cell table:style-name="ce42" office:value-type="float" office:value="53572.52" calcext:value-type="float">
            <text:p><text:s/>53,5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0605.76" calcext:value-type="float">
            <text:p><text:s/>10,606 <text:s/></text:p>
          </table:table-cell>
          <table:table-cell table:style-name="ce42" office:value-type="float" office:value="36904.88" calcext:value-type="float">
            <text:p><text:s/>36,9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695.44" calcext:value-type="float">
            <text:p><text:s/>2,695 <text:s/></text:p>
          </table:table-cell>
          <table:table-cell table:style-name="ce42" office:value-type="float" office:value="25363.48" calcext:value-type="float">
            <text:p><text:s/>25,3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07.68" calcext:value-type="float">
            <text:p><text:s/>20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2763.36" calcext:value-type="float">
            <text:p><text:s/>62,763 <text:s/></text:p>
          </table:table-cell>
          <table:table-cell table:style-name="ce42" office:value-type="float" office:value="51964.36" calcext:value-type="float">
            <text:p><text:s/>51,9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107687.12" calcext:value-type="float">
            <text:p><text:s/>2,107,687 <text:s/></text:p>
          </table:table-cell>
          <table:table-cell table:style-name="ce42" office:value-type="float" office:value="116295.36" calcext:value-type="float">
            <text:p><text:s/>116,2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977473.52" calcext:value-type="float">
            <text:p><text:s/>1,977,4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4564.96" calcext:value-type="float">
            <text:p><text:s/>44,5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5648.64" calcext:value-type="float">
            <text:p><text:s/>85,649 <text:s/></text:p>
          </table:table-cell>
          <table:table-cell table:style-name="ce42" office:value-type="float" office:value="116295.36" calcext:value-type="float">
            <text:p><text:s/>116,2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52937.12" calcext:value-type="float">
            <text:p><text:s/>652,937 <text:s/></text:p>
          </table:table-cell>
          <table:table-cell table:style-name="ce42" office:value-type="float" office:value="214567" calcext:value-type="float">
            <text:p><text:s/>214,5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720.4" calcext:value-type="float">
            <text:p><text:s/>1,720 <text:s/></text:p>
          </table:table-cell>
          <table:table-cell table:style-name="ce42" office:value-type="float" office:value="1389.2" calcext:value-type="float">
            <text:p><text:s/>1,3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51216.72" calcext:value-type="float">
            <text:p><text:s/>651,217 <text:s/></text:p>
          </table:table-cell>
          <table:table-cell table:style-name="ce43" office:value-type="float" office:value="213177.8" calcext:value-type="float">
            <text:p><text:s/>213,17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2348.96" calcext:value-type="float">
            <text:p><text:s/>312,349 <text:s/></text:p>
          </table:table-cell>
          <table:table-cell table:style-name="ce42" office:value-type="float" office:value="279613.76" calcext:value-type="float">
            <text:p><text:s/>279,6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767.92" calcext:value-type="float">
            <text:p><text:s/>1,768 <text:s/></text:p>
          </table:table-cell>
          <table:table-cell table:style-name="ce42" office:value-type="float" office:value="51801.52" calcext:value-type="float">
            <text:p><text:s/>51,8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433.2" calcext:value-type="float">
            <text:p><text:s/>2,433 <text:s/></text:p>
          </table:table-cell>
          <table:table-cell table:style-name="ce42" office:value-type="float" office:value="2415.92" calcext:value-type="float">
            <text:p><text:s/>2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745.68" calcext:value-type="float">
            <text:p><text:s/>10,746 <text:s/></text:p>
          </table:table-cell>
          <table:table-cell table:style-name="ce42" office:value-type="float" office:value="174.8" calcext:value-type="float">
            <text:p><text:s/>1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970.88" calcext:value-type="float">
            <text:p><text:s/>2,971 <text:s/></text:p>
          </table:table-cell>
          <table:table-cell table:style-name="ce42" office:value-type="float" office:value="190.44" calcext:value-type="float">
            <text:p><text:s/>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174.16" calcext:value-type="float">
            <text:p><text:s/>3,174 <text:s/></text:p>
          </table:table-cell>
          <table:table-cell table:style-name="ce42" office:value-type="float" office:value="776.48" calcext:value-type="float">
            <text:p><text:s/>7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9726.32" calcext:value-type="float">
            <text:p><text:s/>219,726 <text:s/></text:p>
          </table:table-cell>
          <table:table-cell table:style-name="ce42" office:value-type="float" office:value="188517.2" calcext:value-type="float">
            <text:p><text:s/>188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1530.8" calcext:value-type="float">
            <text:p><text:s/>71,531 <text:s/></text:p>
          </table:table-cell>
          <table:table-cell table:style-name="ce43" office:value-type="float" office:value="35737.4" calcext:value-type="float">
            <text:p><text:s/>35,73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979.011168317" calcext:value-type="float">
            <text:p><text:s/>245,979 <text:s/></text:p>
          </table:table-cell>
          <table:table-cell table:style-name="ce42" office:value-type="float" office:value="392527" calcext:value-type="float">
            <text:p><text:s/>392,527 <text:s/></text:p>
          </table:table-cell>
          <table:table-cell table:style-name="ce42" office:value-type="float" office:value="61244.04" calcext:value-type="float">
            <text:p><text:s/>61,2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2464.538" calcext:value-type="float">
            <text:p><text:s/>852,46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979.011168317" calcext:value-type="float">
            <text:p><text:s/>245,979 <text:s/></text:p>
          </table:table-cell>
          <table:table-cell table:style-name="ce42" office:value-type="float" office:value="392527" calcext:value-type="float">
            <text:p><text:s/>392,527 <text:s/></text:p>
          </table:table-cell>
          <table:table-cell table:style-name="ce42" office:value-type="float" office:value="61244.04" calcext:value-type="float">
            <text:p><text:s/>61,2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2464.538" calcext:value-type="float">
            <text:p><text:s/>852,46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3943.850373186" calcext:value-type="float">
            <text:p><text:s/>203,944 <text:s/></text:p>
          </table:table-cell>
          <table:table-cell table:style-name="ce42" office:value-type="float" office:value="15456217.7996268" calcext:value-type="float">
            <text:p><text:s/>15,456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3943.850373186" calcext:value-type="float">
            <text:p><text:s/>203,944 <text:s/></text:p>
          </table:table-cell>
          <table:table-cell table:style-name="ce42" office:value-type="float" office:value="15456217.7996268" calcext:value-type="float">
            <text:p><text:s/>15,456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29691.61" calcext:value-type="float">
            <text:p><text:s/>1,129,692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213203.34" calcext:value-type="float">
            <text:p><text:s/>213,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916488.27" calcext:value-type="float">
            <text:p><text:s/>916,48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49635.99" calcext:value-type="float">
            <text:p><text:s/>49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49635.99" calcext:value-type="float">
            <text:p><text:s/>49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866852.28" calcext:value-type="float">
            <text:p><text:s/>866,85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29075.16" calcext:value-type="float">
            <text:p><text:s/>629,075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23775.29" calcext:value-type="float">
            <text:p><text:s/>123,7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04.49" calcext:value-type="float">
            <text:p><text:s/>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6470.28" calcext:value-type="float">
            <text:p><text:s/>6,4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358.02" calcext:value-type="float">
            <text:p><text:s/>3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0.25" calcext:value-type="float">
            <text:p><text:s/>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658.42" calcext:value-type="float">
            <text:p><text:s/>2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455.22" calcext:value-type="float">
            <text:p><text:s/>45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81503.82" calcext:value-type="float">
            <text:p><text:s/>81,5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81503.82" calcext:value-type="float">
            <text:p><text:s/>81,5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49064.94" calcext:value-type="float">
            <text:p>( 49,06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1399.65" calcext:value-type="float">
            <text:p>( 31,40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295.19" calcext:value-type="float">
            <text:p><text:s/>1,2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645.57" calcext:value-type="float">
            <text:p><text:s/>64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0247.83" calcext:value-type="float">
            <text:p><text:s/>30,2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6.2" calcext:value-type="float">
            <text:p><text:s/>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85111.56" calcext:value-type="float">
            <text:p><text:s/>85,1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4152.26" calcext:value-type="float">
            <text:p><text:s/>74,1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7592.94" calcext:value-type="float">
            <text:p><text:s/>7,5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366.36" calcext:value-type="float">
            <text:p><text:s/>3,36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420188.31" calcext:value-type="float">
            <text:p><text:s/>420,18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37777.12" calcext:value-type="float">
            <text:p><text:s/>237,7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37777.12" calcext:value-type="float">
            <text:p><text:s/>237,7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01952.445556" calcext:value-type="float">
            <text:p><text:s/>401,952 <text:s/></text:p>
          </table:table-cell>
          <table:table-cell table:style-name="ce41" office:value-type="float" office:value="2669.7496" calcext:value-type="float">
            <text:p><text:s/>2,67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987717.053" calcext:value-type="float">
            <text:p><text:s/>7,987,7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987717.053" calcext:value-type="float">
            <text:p><text:s/>7,987,717 <text:s/></text:p>
          </table:table-cell>
          <table:table-cell table:style-name="ce43" office:value-type="float" office:value="401952.445556" calcext:value-type="float">
            <text:p><text:s/>401,952 <text:s/></text:p>
          </table:table-cell>
          <table:table-cell table:style-name="ce43" office:value-type="float" office:value="2669.7496" calcext:value-type="float">
            <text:p><text:s/>2,67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18.646337706" calcext:value-type="float">
            <text:p><text:s/>41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987717.053" calcext:value-type="float">
            <text:p><text:s/>7,987,717 <text:s/></text:p>
          </table:table-cell>
          <table:table-cell table:style-name="ce42" office:value-type="float" office:value="529194.089556" calcext:value-type="float">
            <text:p><text:s/>529,194 <text:s/></text:p>
          </table:table-cell>
          <table:table-cell table:style-name="ce42" office:value-type="float" office:value="2669.7496" calcext:value-type="float">
            <text:p><text:s/>2,6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987717.053" calcext:value-type="float">
            <text:p><text:s/>7,987,717 <text:s/></text:p>
          </table:table-cell>
          <table:table-cell table:style-name="ce42" office:value-type="float" office:value="529194.089556" calcext:value-type="float">
            <text:p><text:s/>529,194 <text:s/></text:p>
          </table:table-cell>
          <table:table-cell table:style-name="ce42" office:value-type="float" office:value="2669.7496" calcext:value-type="float">
            <text:p><text:s/>2,6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241.644" calcext:value-type="float">
            <text:p><text:s/>127,2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58465.028274" calcext:value-type="float">
            <text:p><text:s/>6,558,46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241.644" calcext:value-type="float">
            <text:p><text:s/>127,2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58465.028274" calcext:value-type="float">
            <text:p><text:s/>6,558,46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4671.668472" calcext:value-type="float">
            <text:p><text:s/>624,67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09.179424" calcext:value-type="float">
            <text:p><text:s/>8,10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.935916" calcext:value-type="float">
            <text:p><text:s/>35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0.765772" calcext:value-type="float">
            <text:p><text:s/>1,10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508.046716" calcext:value-type="float">
            <text:p><text:s/>127,50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432.290644" calcext:value-type="float">
            <text:p><text:s/>318,43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168.45" calcext:value-type="float">
            <text:p><text:s/>169,16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33946.530454294" calcext:value-type="float">
            <text:p><text:s/>333,94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99428.18301" calcext:value-type="float">
            <text:p><text:s/>5,599,42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99428.18301" calcext:value-type="float">
            <text:p><text:s/>5,599,4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1129.965714" calcext:value-type="float">
            <text:p><text:s/>3,321,1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26.414926" calcext:value-type="float">
            <text:p><text:s/>8,7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180.753366" calcext:value-type="float">
            <text:p><text:s/>186,1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5733.919388" calcext:value-type="float">
            <text:p><text:s/>575,7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75.409666" calcext:value-type="float">
            <text:p><text:s/>12,1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037.722996" calcext:value-type="float">
            <text:p><text:s/>64,0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464.287144" calcext:value-type="float">
            <text:p><text:s/>203,4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13.198576" calcext:value-type="float">
            <text:p><text:s/>13,5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662.352764" calcext:value-type="float">
            <text:p><text:s/>530,6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481.41478" calcext:value-type="float">
            <text:p><text:s/>141,4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8764.7573" calcext:value-type="float">
            <text:p>( 118,76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716.65748" calcext:value-type="float">
            <text:p>( 22,71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475.634526" calcext:value-type="float">
            <text:p><text:s/>216,4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705.303458" calcext:value-type="float">
            <text:p><text:s/>172,70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163.182716" calcext:value-type="float">
            <text:p><text:s/>105,1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785.745972" calcext:value-type="float">
            <text:p><text:s/>46,78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66464.700988" calcext:value-type="float">
            <text:p><text:s/>166,4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148.567464" calcext:value-type="float">
            <text:p><text:s/>286,1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133.455656" calcext:value-type="float">
            <text:p><text:s/>170,1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015.111808" calcext:value-type="float">
            <text:p><text:s/>116,0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938.08028" calcext:value-type="float">
            <text:p><text:s/>397,9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4114.999194" calcext:value-type="float">
            <text:p><text:s/>384,1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23.081086" calcext:value-type="float">
            <text:p><text:s/>13,8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746.127496" calcext:value-type="float">
            <text:p>( 5,74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795.297596" calcext:value-type="float">
            <text:p><text:s/>192,79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5802.973484" calcext:value-type="float">
            <text:p><text:s/>85,8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092.50561" calcext:value-type="float">
            <text:p><text:s/>242,0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765.95647" calcext:value-type="float">
            <text:p><text:s/>68,7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315.15486" calcext:value-type="float">
            <text:p><text:s/>60,3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787.176346" calcext:value-type="float">
            <text:p><text:s/>57,7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76.565102" calcext:value-type="float">
            <text:p><text:s/>16,57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41.526498" calcext:value-type="float">
            <text:p><text:s/>19,6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41.526498" calcext:value-type="float">
            <text:p><text:s/>19,6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517.252126" calcext:value-type="float">
            <text:p><text:s/>155,5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73.090592" calcext:value-type="float">
            <text:p><text:s/>17,47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8044.161534" calcext:value-type="float">
            <text:p><text:s/>138,0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5430.064954" calcext:value-type="float">
            <text:p><text:s/>915,4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238.833696336" calcext:value-type="float">
            <text:p><text:s/>109,2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48.0363390315" calcext:value-type="float">
            <text:p><text:s/>45,5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24.015452" calcext:value-type="float">
            <text:p><text:s/>14,7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41.558014" calcext:value-type="float">
            <text:p><text:s/>13,8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57.808828" calcext:value-type="float">
            <text:p><text:s/>29,0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76.3197460574" calcext:value-type="float">
            <text:p><text:s/>24,6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86.39335288902" calcext:value-type="float">
            <text:p><text:s/>9,9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237.711289686" calcext:value-type="float">
            <text:p><text:s/>139,2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915.730794" calcext:value-type="float">
            <text:p><text:s/>150,91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78203.657442" calcext:value-type="float">
            <text:p><text:s/>378,204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87709.373718" calcext:value-type="float">
            <text:p><text:s/>1,187,7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651255" calcext:value-type="float">
            <text:p><text:s/>30,651,255 <text:s/></text:p>
          </table:table-cell>
          <table:table-cell table:style-name="ce42" office:value-type="float" office:value="6153419.646" calcext:value-type="float">
            <text:p><text:s/>6,153,420 <text:s/></text:p>
          </table:table-cell>
          <table:table-cell table:style-name="ce42" office:value-type="float" office:value="3104.36" calcext:value-type="float">
            <text:p><text:s/>3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0651255" calcext:value-type="float">
            <text:p><text:s/>30,651,255 <text:s/></text:p>
          </table:table-cell>
          <table:table-cell table:style-name="ce42" office:value-type="float" office:value="6153419.646" calcext:value-type="float">
            <text:p><text:s/>6,153,420 <text:s/></text:p>
          </table:table-cell>
          <table:table-cell table:style-name="ce42" office:value-type="float" office:value="3104.36" calcext:value-type="float">
            <text:p><text:s/>3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827.2" calcext:value-type="float">
            <text:p><text:s/>8,82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90787.24815528" calcext:value-type="float">
            <text:p><text:s/>2,390,787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125612.498" calcext:value-type="float">
            <text:p><text:s/>43,125,61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0044.312792079" calcext:value-type="float">
            <text:p><text:s/>990,044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6760.2" calcext:value-type="float">
            <text:p><text:s/>1,176,760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3481.28" calcext:value-type="float">
            <text:p><text:s/>433,481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155.11073833" calcext:value-type="float">
            <text:p><text:s/>1,398,155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827.2" calcext:value-type="float">
            <text:p><text:s/>8,82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1517958.8426249" calcext:value-type="float">
            <text:p><text:s/>41,517,959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00974.49526154" calcext:value-type="float">
            <text:p><text:s/>2,900,974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8.646337706" calcext:value-type="float">
            <text:p><text:s/>419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00752.46087" calcext:value-type="float">
            <text:p><text:s/>41,100,752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6946.466" calcext:value-type="float">
            <text:p><text:s/>2,966,94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6870.81186" calcext:value-type="float">
            <text:p><text:s/>1,886,871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28843.72" calcext:value-type="float">
            <text:p><text:s/>19,028,84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91800.328156" calcext:value-type="float">
            <text:p><text:s/>16,791,800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6291.13485399" calcext:value-type="float">
            <text:p><text:s/>426,291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80011.470075" calcext:value-type="float">
            <text:p><text:s/>32,680,011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226097.9932118" calcext:value-type="float">
            <text:p><text:s/>30,226,098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53913.4768632" calcext:value-type="float">
            <text:p><text:s/>2,453,913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1414.841372" calcext:value-type="float">
            <text:p><text:s/>3,081,415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75.360424" calcext:value-type="float">
            <text:p><text:s/>9,575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884.511916" calcext:value-type="float">
            <text:p><text:s/>292,88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100.5975" calcext:value-type="float">
            <text:p><text:s/>255,101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1.545772" calcext:value-type="float">
            <text:p><text:s/>1,102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9314.375116" calcext:value-type="float">
            <text:p><text:s/>2,029,314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865.060644" calcext:value-type="float">
            <text:p><text:s/>323,865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168.45" calcext:value-type="float">
            <text:p><text:s/>169,168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4.94" calcext:value-type="float">
            <text:p><text:s/>405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63773.919794294" calcext:value-type="float">
            <text:p><text:s/>363,774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827.2" calcext:value-type="float">
            <text:p><text:s/>8,82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750635.9490643" calcext:value-type="float">
            <text:p><text:s/>26,750,636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827.2" calcext:value-type="float">
            <text:p><text:s/>8,82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720824.202896" calcext:value-type="float">
            <text:p><text:s/>22,720,824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25629.2258" calcext:value-type="float">
            <text:p><text:s/>11,525,629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244.273926" calcext:value-type="float">
            <text:p><text:s/>59,244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0469.640566" calcext:value-type="float">
            <text:p><text:s/>630,47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3931.159788" calcext:value-type="float">
            <text:p><text:s/>1,443,931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323.595666" calcext:value-type="float">
            <text:p><text:s/>35,324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427.579196" calcext:value-type="float">
            <text:p><text:s/>74,428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5680.626744" calcext:value-type="float">
            <text:p><text:s/>805,68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49.078176" calcext:value-type="float">
            <text:p><text:s/>18,149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5300.934564" calcext:value-type="float">
            <text:p><text:s/>2,265,30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7774.65958" calcext:value-type="float">
            <text:p><text:s/>1,217,775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8257.4261" calcext:value-type="float">
            <text:p>( 1,138,257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6800.576" calcext:value-type="float">
            <text:p>( 56,801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716.65748" calcext:value-type="float">
            <text:p>( 22,717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9296.757526" calcext:value-type="float">
            <text:p><text:s/>579,297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047.352458" calcext:value-type="float">
            <text:p><text:s/>457,04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182.165" calcext:value-type="float">
            <text:p><text:s/>11,182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489.010316" calcext:value-type="float">
            <text:p><text:s/>197,48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524.764372" calcext:value-type="float">
            <text:p><text:s/>149,525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69755.684188" calcext:value-type="float">
            <text:p><text:s/>369,756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8688.093864" calcext:value-type="float">
            <text:p><text:s/>2,658,688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1969.050656" calcext:value-type="float">
            <text:p><text:s/>1,591,969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6719.043208" calcext:value-type="float">
            <text:p><text:s/>1,066,719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5012.9212" calcext:value-type="float">
            <text:p>( 185,013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77487.1316" calcext:value-type="float">
            <text:p>( 277,487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0726.73756601" calcext:value-type="float">
            <text:p><text:s/>1,640,727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6643.26488001" calcext:value-type="float">
            <text:p><text:s/>1,556,643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83.472686" calcext:value-type="float">
            <text:p><text:s/>84,083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855.327496" calcext:value-type="float">
            <text:p>( 5,855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665.156396" calcext:value-type="float">
            <text:p><text:s/>281,665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5053.019684" calcext:value-type="float">
            <text:p><text:s/>115,05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007.09801" calcext:value-type="float">
            <text:p><text:s/>350,007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465.79407" calcext:value-type="float">
            <text:p><text:s/>127,466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946.28726" calcext:value-type="float">
            <text:p><text:s/>109,946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70.956346" calcext:value-type="float">
            <text:p><text:s/>58,771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009.735102" calcext:value-type="float">
            <text:p><text:s/>134,010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50647.856498" calcext:value-type="float">
            <text:p><text:s/>5,450,64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11.97" calcext:value-type="float">
            <text:p><text:s/>72,012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12485.4" calcext:value-type="float">
            <text:p><text:s/>5,112,485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206.486498" calcext:value-type="float">
            <text:p><text:s/>64,206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944" calcext:value-type="float">
            <text:p><text:s/>201,944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3694.225126" calcext:value-type="float">
            <text:p><text:s/>1,023,694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55.543592" calcext:value-type="float">
            <text:p><text:s/>21,256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02438.681534" calcext:value-type="float">
            <text:p><text:s/>1,002,439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4.816" calcext:value-type="float">
            <text:p><text:s/>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2627.386954" calcext:value-type="float">
            <text:p><text:s/>2,022,627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238.833696336" calcext:value-type="float">
            <text:p><text:s/>109,239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495.448339031" calcext:value-type="float">
            <text:p><text:s/>205,495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49.635452" calcext:value-type="float">
            <text:p><text:s/>19,65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28.178014" calcext:value-type="float">
            <text:p><text:s/>24,92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762.498828" calcext:value-type="float">
            <text:p><text:s/>41,762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87.4797460574" calcext:value-type="float">
            <text:p><text:s/>32,787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86.39335288902" calcext:value-type="float">
            <text:p><text:s/>9,986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237.711289686" calcext:value-type="float">
            <text:p><text:s/>139,238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64.816" calcext:value-type="float">
            <text:p><text:s/>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3872.832794" calcext:value-type="float">
            <text:p><text:s/>913,873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25668.375442" calcext:value-type="float">
            <text:p><text:s/>525,668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562.384" calcext:value-type="float">
            <text:p><text:s/>8,5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98225.508518" calcext:value-type="float">
            <text:p><text:s/>2,698,226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9811.74616832" calcext:value-type="float">
            <text:p><text:s/>4,029,812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9811.74616832" calcext:value-type="float">
            <text:p><text:s/>4,029,812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39820.037" calcext:value-type="float">
            <text:p>( 2,239,82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85470.259" calcext:value-type="float">
            <text:p><text:s/>74,785,470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85470.259" calcext:value-type="float">
            <text:p><text:s/>74,785,47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